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2" svg:font-family="'Lucida Sans'" style:font-family-generic="swiss"/>
    <style:font-face style:name="Microsoft YaHei" svg:font-family="'Microsoft YaHei'" style:font-pitch="variable"/>
    <style:font-face style:name="SimSun" svg:font-family="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7.057cm" table:align="left" style:writing-mode="lr-tb"/>
    </style:style>
    <style:style style:name="Tabela1.A" style:family="table-column">
      <style:table-column-properties style:column-width="7.057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middle" fo:background-color="#ffffff" fo:padding="0.049cm" fo:border="none" style:writing-mode="lr-tb">
        <style:background-image/>
      </style:table-cell-properties>
    </style:style>
    <style:style style:name="Tabela2" style:family="table">
      <style:table-properties style:width="17.489cm" fo:margin-left="0cm" table:align="left" style:writing-mode="lr-tb"/>
    </style:style>
    <style:style style:name="Tabela2.A" style:family="table-column">
      <style:table-column-properties style:column-width="4.094cm"/>
    </style:style>
    <style:style style:name="Tabela2.B" style:family="table-column">
      <style:table-column-properties style:column-width="13.395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middle" fo:background-color="#ffffff" fo:padding="0.049cm" fo:border="none" style:writing-mode="lr-tb">
        <style:background-image/>
      </style:table-cell-properties>
    </style:style>
    <style:style style:name="Tabela2.5" style:family="table-row">
      <style:table-row-properties style:min-row-height="11.298cm" fo:keep-together="auto"/>
    </style:style>
    <style:style style:name="P1" style:family="paragraph" style:parent-style-name="Conteúdo_20_de_20_tabela">
      <style:text-properties officeooo:paragraph-rsid="001a837a"/>
    </style:style>
    <style:style style:name="P2" style:family="paragraph" style:parent-style-name="Conteúdo_20_de_20_tabela">
      <style:paragraph-properties fo:margin-top="0.212cm" fo:margin-bottom="0.423cm" style:contextual-spacing="false" fo:line-height="120%" fo:text-align="justify" style:justify-single-word="false" fo:padding="0cm" fo:border="none" style:shadow="none" style:writing-mode="lr-tb"/>
      <style:text-properties fo:font-variant="normal" fo:text-transform="none" fo:color="#000000" loext:opacity="100%" style:text-line-through-style="none" style:text-line-through-type="none" fo:font-size="10pt" fo:font-style="normal" style:text-underline-style="none" fo:font-weight="normal" style:font-size-asian="10pt" style:font-style-asian="normal" style:font-weight-asian="normal"/>
    </style:style>
    <style:style style:name="P3" style:family="paragraph" style:parent-style-name="Conteúdo_20_de_20_tabela">
      <style:paragraph-properties style:writing-mode="lr-tb"/>
    </style:style>
    <style:style style:name="P4" style:family="paragraph" style:parent-style-name="Conteúdo_20_de_20_tabela">
      <style:paragraph-properties style:writing-mode="lr-tb"/>
      <style:text-properties fo:font-variant="normal" fo:text-transform="none" fo:color="#000000" loext:opacity="100%" style:text-line-through-style="none" style:text-line-through-type="none" fo:font-size="10pt" fo:font-style="normal" style:text-underline-style="none" fo:font-weight="normal" style:font-size-asian="10pt" style:font-style-asian="normal" style:font-weight-asian="normal"/>
    </style:style>
    <style:style style:name="P5" style:family="paragraph" style:parent-style-name="Conteúdo_20_de_20_tabela">
      <style:paragraph-properties style:writing-mode="lr-tb"/>
      <style:text-properties fo:font-variant="normal" fo:text-transform="none" fo:color="#000000" loext:opacity="100%" style:text-line-through-style="none" style:text-line-through-type="none" fo:font-size="10pt" fo:font-style="normal" style:text-underline-style="none" fo:font-weight="normal" officeooo:paragraph-rsid="001a837a" style:font-size-asian="10pt" style:font-style-asian="normal" style:font-weight-asian="normal"/>
    </style:style>
    <style:style style:name="P6" style:family="paragraph" style:parent-style-name="Conteúdo_20_de_20_tabela">
      <style:paragraph-properties style:writing-mode="lr-tb"/>
      <style:text-properties officeooo:rsid="001a837a" officeooo:paragraph-rsid="001a837a"/>
    </style:style>
    <style:style style:name="P7" style:family="paragraph" style:parent-style-name="Conteúdo_20_de_20_tabela">
      <style:paragraph-properties style:writing-mode="lr-tb"/>
      <style:text-properties officeooo:paragraph-rsid="001a837a"/>
    </style:style>
    <style:style style:name="P8" style:family="paragraph" style:parent-style-name="Text_20_body">
      <style:paragraph-properties fo:margin-top="0.212cm" fo:margin-bottom="0.423cm" style:contextual-spacing="false" fo:line-height="120%" style:writing-mode="lr-tb"/>
    </style:style>
    <style:style style:name="P9" style:family="paragraph" style:parent-style-name="Text_20_body">
      <style:paragraph-properties fo:margin-top="0.212cm" fo:margin-bottom="0.423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fo:font-size="22pt" fo:font-style="normal" style:text-underline-style="none" fo:font-weight="normal" style:font-size-asian="22pt" style:font-style-asian="normal" style:font-weight-asian="normal"/>
    </style:style>
    <style:style style:name="P10" style:family="paragraph" style:parent-style-name="Text_20_body" style:master-page-name="Standard">
      <style:paragraph-properties fo:margin-top="0.212cm" fo:margin-bottom="0.423cm" style:contextual-spacing="false" fo:line-height="120%" fo:text-align="center" style:justify-single-word="false" style:page-number="auto" style:writing-mode="lr-tb"/>
      <style:text-properties fo:font-variant="normal" fo:text-transform="none" fo:color="#000000" loext:opacity="100%" style:text-line-through-style="none" style:text-line-through-type="none" fo:font-size="28pt" fo:font-style="italic" style:text-underline-style="none" fo:font-weight="normal" style:font-size-asian="28pt" style:font-style-asian="italic" style:font-weight-asian="normal"/>
    </style:style>
    <style:style style:name="P11" style:family="paragraph" style:parent-style-name="Text_20_body">
      <style:paragraph-properties fo:margin-left="3.836cm" fo:margin-right="0cm" fo:margin-top="0.212cm" fo:margin-bottom="0.423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fo:font-size="10pt" fo:font-style="normal" style:text-underline-style="none" fo:font-weight="normal" style:font-size-asian="10pt" style:font-style-asian="normal" style:font-weight-asian="normal"/>
    </style:style>
    <style:style style:name="P12" style:family="paragraph" style:parent-style-name="Text_20_body">
      <style:paragraph-properties fo:margin-left="0cm" fo:margin-right="0cm" fo:margin-top="0.212cm" fo:margin-bottom="0.423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fo:font-size="10pt" fo:font-style="normal" style:text-underline-style="none" fo:font-weight="normal" officeooo:paragraph-rsid="001a837a" style:font-size-asian="10pt" style:font-style-asian="normal" style:font-weight-asian="normal"/>
    </style:style>
    <style:style style:name="P13" style:family="paragraph" style:parent-style-name="Text_20_body">
      <style:paragraph-properties fo:margin-left="0cm" fo:margin-right="0cm" fo:margin-top="0.212cm" fo:margin-bottom="0.423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officeooo:rsid="001a837a" officeooo:paragraph-rsid="001a837a" style:font-size-asian="12pt" style:font-style-asian="normal" style:font-weight-asian="normal" style:font-size-complex="12pt"/>
    </style:style>
    <style:style style:name="P14" style:family="paragraph" style:parent-style-name="Text_20_body">
      <style:paragraph-properties fo:margin-left="0cm" fo:margin-right="0cm" fo:margin-top="0.212cm" fo:margin-bottom="0.423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officeooo:paragraph-rsid="001a837a" style:font-size-asian="12pt" style:font-style-asian="normal" style:font-weight-asian="normal" style:font-size-complex="12pt"/>
    </style:style>
    <style:style style:name="T1" style:family="text">
      <style:text-properties fo:font-variant="normal" fo:text-transform="none" fo:color="#000000" loext:opacity="100%" style:text-line-through-style="none" style:text-line-through-type="none" fo:font-size="10pt" fo:font-style="normal" style:text-underline-style="none" fo:font-weight="normal" style:font-size-asian="10pt" style:font-style-asian="normal" style:font-weight-asian="normal"/>
    </style:style>
    <style:style style:name="T2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style:font-size-asian="12pt" style:font-style-asian="normal" style:font-weight-asian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Times New Roman" fo:font-size="11pt" fo:language="pt" fo:country="BR" fo:font-style="normal" style:text-underline-style="none" fo:font-weight="normal" officeooo:rsid="0018aa5f" style:letter-kerning="true" style:font-name-asian="SimSun" style:font-size-asian="11pt" style:language-asian="zh" style:country-asian="CN" style:font-style-asian="normal" style:font-weight-asian="normal" style:font-name-complex="Lucida Sans1" style:font-size-complex="12pt" style:language-complex="hi" style:country-complex="IN"/>
    </style:style>
    <style:style style:name="T4" style:family="text">
      <style:text-properties officeooo:rsid="00171b0f"/>
    </style:style>
    <style:style style:name="T5" style:family="text">
      <style:text-properties style:font-name="Times New Roman" fo:language="pt" fo:country="BR" officeooo:rsid="00171b0f" style:letter-kerning="true" style:font-name-asian="SimSun" style:language-asian="zh" style:country-asian="CN" style:font-name-complex="Lucida Sans1" style:font-size-complex="12pt" style:language-complex="hi" style:country-complex="IN"/>
    </style:style>
    <style:style style:name="T6" style:family="text">
      <style:text-properties style:font-name="Times New Roman" fo:language="pt" fo:country="BR" officeooo:rsid="0018aa5f" style:letter-kerning="true" style:font-name-asian="SimSun" style:language-asian="zh" style:country-asian="CN" style:font-name-complex="Lucida Sans1" style:font-size-complex="12pt" style:language-complex="hi" style:country-complex="IN"/>
    </style:style>
    <style:style style:name="T7" style:family="text">
      <style:text-properties style:font-name="Times New Roman" fo:language="pt" fo:country="BR" officeooo:rsid="001a837a" style:letter-kerning="true" style:font-name-asian="SimSun" style:language-asian="zh" style:country-asian="CN" style:font-name-complex="Lucida Sans1" style:font-size-complex="12pt" style:language-complex="hi" style:country-complex="IN"/>
    </style:style>
    <style:style style:name="T8" style:family="text">
      <style:text-properties officeooo:rsid="001a837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bookmark text:name="docs-internal-guid-cdfaf622-4192-6a85-b4"/>Curriculum Vitae</text:p>
      <text:p text:style-name="Text_20_body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2">Telefone: (61<text:span text:style-name="T4">)</text:span> 996879742</text:p>
            <text:p text:style-name="P2">Endereço: <text:span text:style-name="T5">Rua Inácio Manuel Álvares, 298, bloco A, apto 22</text:span>. <text:span text:style-name="T8">Jardim Estér – São Paulo.</text:span></text:p>
            <text:p text:style-name="P2">e-mail: <text:span text:style-name="T6">anafreisa</text:span>@gmail.com</text:p>
          </table:table-cell>
        </table:table-row>
      </table:table>
      <text:p text:style-name="P8"><text:span text:style-name="T2">Atualizado em </text:span><text:span text:style-name="T3">11/03/2021</text:span></text:p>
      <text:p text:style-name="Text_20_body"/>
      <text:p text:style-name="P9"><text:span text:style-name="T7">Ana</text:span> de Freitas Santos</text:p>
      <text:p text:style-name="Text_20_body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3">Formação</text:p>
          </table:table-cell>
          <table:table-cell table:style-name="Tabela2.A1" office:value-type="string">
            <text:p text:style-name="P3">Análise e Desenvolvimento de Sistemas</text:p>
            <text:p text:style-name="P3">Universidade Anhembi Morumbi</text:p>
            <text:p text:style-name="P3"/>
            <text:p text:style-name="P3">Curso de Cozinheiro Básico </text:p>
            <text:p text:style-name="P3">SENAC – Brasília (DF)</text:p>
            <text:p text:style-name="P3"/>
            <text:p text:style-name="P3">2º grau completo em 2003</text:p>
            <text:p text:style-name="P3">Centro Educacional Sigma – Brasília (DF)</text:p>
            <text:p text:style-name="Conteúdo_20_de_20_tabela"/>
          </table:table-cell>
        </table:table-row>
        <table:table-row table:style-name="Tabela2.1">
          <table:table-cell table:style-name="Tabela2.A1" office:value-type="string">
            <text:p text:style-name="P3">Idiomas</text:p>
          </table:table-cell>
          <table:table-cell table:style-name="Tabela2.A1" office:value-type="string">
            <text:p text:style-name="P3"/>
            <text:p text:style-name="P3">Inglês: Avançado</text:p>
            <text:p text:style-name="P3">Espanhol: Básico</text:p>
            <text:p text:style-name="P3"/>
          </table:table-cell>
        </table:table-row>
        <table:table-row table:style-name="Tabela2.1">
          <table:table-cell table:style-name="Tabela2.A1" office:value-type="string">
            <text:p text:style-name="P6">Cursos</text:p>
          </table:table-cell>
          <table:table-cell table:style-name="Tabela2.A1" office:value-type="string">
            <text:p text:style-name="P6"/>
            <text:p text:style-name="P6">HTML e CSS – Alura Cursos Online</text:p>
            <text:p text:style-name="P6">Python – Alura Cursos Online</text:p>
            <text:p text:style-name="P6">Python 3, Curso Completo do Básico ao Avançado – Udemy Brasil</text:p>
            <text:p text:style-name="P6">REST APIs with Flask and Python – Udemy Brasil</text:p>
            <text:p text:style-name="P6">Java 13 Completo – Udemy Brasil</text:p>
            <text:p text:style-name="P6">API RESTful com Spring Boot – Udemy Brasil</text:p>
            <text:p text:style-name="P6">Flutter – Udemy Brasil</text:p>
            <text:p text:style-name="P6"/>
          </table:table-cell>
        </table:table-row>
        <table:table-row table:style-name="Tabela2.1">
          <table:table-cell table:style-name="Tabela2.A1" office:value-type="string">
            <text:p text:style-name="P3">Experiência profissional</text:p>
          </table:table-cell>
          <table:table-cell table:style-name="Tabela2.A1" office:value-type="string">
            <text:p text:style-name="P3"/>
            <text:p text:style-name="P3">Estágio supervisionado no restaurante Carpe Diem Casa Park (DF) para complementação do curso de Cozinheiro Básico do SENAC.</text:p>
            <text:p text:style-name="P3">-junho de 2011 até agosto de 2011.</text:p>
            <text:p text:style-name="P3"/>
            <text:p text:style-name="P7">Ajudante de cozinha no restaurante Carpe Diem  Casa Park (DF), onde trabalhava no auxílio do cozinheiro chefe do preparo do buffet e pratos a la <text:soft-page-break/>carte.</text:p>
            <text:p text:style-name="P7">-setembro de 2011 até março de 2012.</text:p>
            <text:p text:style-name="P1"/>
            <text:p text:style-name="P7">Cozinheiro no restaurante Carpe Diem Brasília Shopping (DF), onde trabalhava na produção do buffet junto ao cozinheiro chefe e o substituindo quando necessário.</text:p>
            <text:p text:style-name="P7">-abril de 2012 até dezembro de 2012.</text:p>
            <text:p text:style-name="P1"/>
            <text:p text:style-name="P7">Cozinheiro Chefe no restaurante Carpe Diem Brasília Shopping (DF), onde trabalhava na produção do buffet, coordenação da equipe, elaboração de cardápio e produção de pratos a la carte.</text:p>
            <text:p text:style-name="P7">-dezembro de 2012 até abril de 2013.</text:p>
            <text:p text:style-name="P1"/>
            <text:p text:style-name="P7">Fiz alguns estágios não remunerados (informais) em alguns restaurantes de São Paulo para conhecer novas cozinhas, dentre eles cozinha contemporânea espanhola no Sevillano Bistrô e comida italiana no Tea Gourmet (os mais relevantes).</text:p>
            <text:p text:style-name="P7">Me estabeleci no retaurante da Microcervejaria Nacional, trabalhando como cozinheiro na parte de produção e responsável pelos tradicionais almoços de sexta e sábado, filé a parmeggiana e feijada, respectivamente.</text:p>
            <text:p text:style-name="P7">-junho de 2013 a agosto de 2013.</text:p>
            <text:p text:style-name="P5"/>
            <text:p text:style-name="P14">-janeiro de 2015 a janeiro de 2017</text:p>
            <text:p text:style-name="P14">Também passei a trabalhar autonomamente em duas vertentes: </text:p>
            <text:p text:style-name="P14">1- Disponibilizei serviço de chef em casa, passando a fazer jantares particulares, sempre permitindo o cliente definir o cardápio;<text:span text:style-name="T8">0</text:span></text:p>
            <text:p text:style-name="P14">2- Bolos para festas (naked, decorados com chantily, recheados)</text:p>
            <text:p text:style-name="P14">-Junho de 2015 <text:span text:style-name="T8">até maio 2016</text:span></text:p>
            <text:p text:style-name="P13">Administrei uma confecção de roupas infantis da marca Nimm Kids, sendo responsável pelo estoque, vendas, controle de produção e compra de insumos.</text:p>
            <text:p text:style-name="P13">-Maio de 2016 até março de 2020.</text:p>
            <text:p text:style-name="P13">Desde o começo da pandemia tenho me dedicado ao estudo de programação com foco em python. </text:p>
            <text:p text:style-name="Conteúdo_20_de_20_tabela"/>
          </table:table-cell>
        </table:table-row>
        <text:soft-page-break/>
        <table:table-row table:style-name="Tabela2.5">
          <table:table-cell table:style-name="Tabela2.A1" office:value-type="string">
            <text:p text:style-name="Conteúdo_20_de_20_tabela"/>
          </table:table-cell>
          <table:table-cell table:style-name="Tabela2.A1" office:value-type="string">
            <text:p text:style-name="P4"/>
            <text:p text:style-name="P12"/>
            <text:p text:style-name="P3"/>
            <text:p text:style-name="P3"/>
          </table:table-cell>
        </table:table-row>
      </table:table>
      <text:p text:style-name="P11"><text:span text:style-name="T1"/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2" svg:font-family="'Lucida Sans'" style:font-family-generic="swiss"/>
    <style:font-face style:name="Microsoft YaHei" svg:font-family="'Microsoft YaHei'" style:font-pitch="variable"/>
    <style:font-face style:name="SimSun" svg:font-family="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letter-kerning="true" style:font-name-asian="SimSun" style:font-family-asian="SimSun" style:font-pitch-asian="variable" style:font-size-asian="12pt" style:language-asian="zh" style:country-asian="CN" style:font-name-complex="Lucida Sans1" style:font-family-complex="'Lucida Sans'" style:font-family-generic-complex="swiss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Lucida Sans1" style:font-family-complex="'Lucida San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 style:font-family-complex="'Lucida Sans'" style:font-family-generic-complex="swiss"/>
    </style:style>
    <style:style style:name="WW-Título" style:family="paragraph" style:parent-style-name="Heading" style:next-style-name="Subtitle"/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údo_20_de_20_tabela" style:display-name="Conteúdo de tabela" style:family="paragraph" style:parent-style-name="Standard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Conteúdo_20_de_20_tabela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Felipe  Freitas</meta:initial-creator>
    <meta:creation-date>2017-02-15T08:54:26</meta:creation-date>
    <dc:date>2021-03-11T20:11:40.534000000</dc:date>
    <meta:editing-cycles>2</meta:editing-cycles>
    <meta:editing-duration>PT4M58S</meta:editing-duration>
    <meta:document-statistic meta:table-count="2" meta:image-count="0" meta:object-count="0" meta:page-count="3" meta:paragraph-count="44" meta:word-count="391" meta:character-count="2532" meta:non-whitespace-character-count="2171"/>
    <meta:generator>LibreOffice/7.1.0.3$Windows_X86_64 LibreOffice_project/f6099ecf3d29644b5008cc8f48f42f4a40986e4c</meta:generator>
  </office:meta>
</office:document-meta>
</file>